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204.67" calcext:value-type="float">
            <text:p>204.67</text:p>
          </table:table-cell>
          <table:table-cell office:value-type="float" office:value="215.09" calcext:value-type="float">
            <text:p>215.09</text:p>
          </table:table-cell>
          <table:table-cell office:value-type="float" office:value="547.35" calcext:value-type="float">
            <text:p>547.35</text:p>
          </table:table-cell>
          <table:table-cell office:value-type="float" office:value="1414.42" calcext:value-type="float">
            <text:p>1414.42</text:p>
          </table:table-cell>
          <table:table-cell office:value-type="float" office:value="2854.06" calcext:value-type="float">
            <text:p>2854.06</text:p>
          </table:table-cell>
          <table:table-cell office:value-type="float" office:value="7097.13" calcext:value-type="float">
            <text:p>7097.13</text:p>
          </table:table-cell>
          <table:table-cell office:value-type="float" office:value="14161.44" calcext:value-type="float">
            <text:p>14161.44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j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utsche-bah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ix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id-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106.82" calcext:value-type="float">
            <text:p>106.82</text:p>
          </table:table-cell>
          <table:table-cell office:value-type="float" office:value="154" calcext:value-type="float">
            <text:p>154</text:p>
          </table:table-cell>
          <table:table-cell office:value-type="float" office:value="347.57" calcext:value-type="float">
            <text:p>347.57</text:p>
          </table:table-cell>
          <table:table-cell office:value-type="float" office:value="698.2" calcext:value-type="float">
            <text:p>698.2</text:p>
          </table:table-cell>
          <table:table-cell office:value-type="float" office:value="1599.67" calcext:value-type="float">
            <text:p>1599.67</text:p>
          </table:table-cell>
          <table:table-cell office:value-type="float" office:value="4596.67" calcext:value-type="float">
            <text:p>4596.67</text:p>
          </table:table-cell>
          <table:table-cell office:value-type="float" office:value="9246.95" calcext:value-type="float">
            <text:p>9246.9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c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/>
        </table:table-row>
      </table:table>
      <table:table table:name="P90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449" calcext:value-type="float">
            <text:p>449</text:p>
          </table:table-cell>
          <table:table-cell office:value-type="float" office:value="460" calcext:value-type="float">
            <text:p>460</text:p>
          </table:table-cell>
          <table:table-cell office:value-type="float" office:value="1086" calcext:value-type="float">
            <text:p>1086</text:p>
          </table:table-cell>
          <table:table-cell office:value-type="float" office:value="2985" calcext:value-type="float">
            <text:p>2985</text:p>
          </table:table-cell>
          <table:table-cell office:value-type="float" office:value="5985" calcext:value-type="float">
            <text:p>5985</text:p>
          </table:table-cell>
          <table:table-cell office:value-type="float" office:value="14919" calcext:value-type="float">
            <text:p>14919</text:p>
          </table:table-cell>
          <table:table-cell office:value-type="float" office:value="29796" calcext:value-type="float">
            <text:p>29796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ij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utsche-bah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ix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id-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67" calcext:value-type="float">
            <text:p>267</text:p>
          </table:table-cell>
          <table:table-cell office:value-type="float" office:value="386" calcext:value-type="float">
            <text:p>386</text:p>
          </table:table-cell>
          <table:table-cell office:value-type="float" office:value="873" calcext:value-type="float">
            <text:p>873</text:p>
          </table:table-cell>
          <table:table-cell office:value-type="float" office:value="1446" calcext:value-type="float">
            <text:p>1446</text:p>
          </table:table-cell>
          <table:table-cell office:value-type="float" office:value="3592" calcext:value-type="float">
            <text:p>3592</text:p>
          </table:table-cell>
          <table:table-cell office:value-type="float" office:value="11214" calcext:value-type="float">
            <text:p>11214</text:p>
          </table:table-cell>
          <table:table-cell office:value-type="float" office:value="22583" calcext:value-type="float">
            <text:p>2258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f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c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6-20T13:06:23.538142837</dc:date>
    <dc:creator>Julian Rojas</dc:creator>
    <meta:editing-duration>PT44M50S</meta:editing-duration>
    <meta:editing-cycles>4</meta:editing-cycles>
    <meta:generator>LibreOffice/6.4.7.2$Linux_X86_64 LibreOffice_project/40$Build-2</meta:generator>
    <meta:document-statistic meta:table-count="3" meta:cell-count="82" meta:object-count="0"/>
  </office:meta>
</office:document-meta>
</file>